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mes_20_new_20_roman">
      <style:paragraph-properties fo:text-align="justify" style:justify-single-word="false"/>
      <style:text-properties style:font-name="Times new roman" officeooo:rsid="0019e799" officeooo:paragraph-rsid="0019e799"/>
    </style:style>
    <style:style style:name="P2" style:family="paragraph" style:parent-style-name="Times_20_new_20_roman">
      <style:paragraph-properties fo:text-align="center" style:justify-single-word="false"/>
      <style:text-properties style:font-name="Times new roman" fo:font-size="13pt" officeooo:rsid="0019e799" officeooo:paragraph-rsid="0019e799" style:font-size-asian="13pt" style:font-size-complex="13pt"/>
    </style:style>
    <style:style style:name="P3" style:family="paragraph" style:parent-style-name="Times_20_new_20_roman">
      <style:paragraph-properties fo:text-align="justify" style:justify-single-word="false"/>
      <style:text-properties style:font-name="Times new roman" fo:font-style="italic" style:text-underline-style="solid" style:text-underline-width="auto" style:text-underline-color="font-color" officeooo:rsid="0019e799" officeooo:paragraph-rsid="0019e799" style:font-style-asian="italic" style:font-style-complex="italic"/>
    </style:style>
    <style:style style:name="P4" style:family="paragraph" style:parent-style-name="Times_20_new_20_roman">
      <style:paragraph-properties fo:text-align="justify" style:justify-single-word="false"/>
      <style:text-properties style:font-name="Times new roman"/>
    </style:style>
    <style:style style:name="P5" style:family="paragraph" style:parent-style-name="Times_20_new_20_roman">
      <style:paragraph-properties fo:text-align="justify" style:justify-single-word="false"/>
      <style:text-properties officeooo:rsid="0019e799" officeooo:paragraph-rsid="0019e799"/>
    </style:style>
    <style:style style:name="P6" style:family="paragraph" style:parent-style-name="Times_20_new_20_roman">
      <style:paragraph-properties fo:text-align="justify" style:justify-single-word="false"/>
      <style:text-properties officeooo:paragraph-rsid="001babb0"/>
    </style:style>
    <style:style style:name="P7" style:family="paragraph" style:parent-style-name="Times_20_new_20_roman">
      <style:paragraph-properties fo:text-align="justify" style:justify-single-word="false"/>
      <style:text-properties style:font-name="Times new roman" fo:font-style="normal" officeooo:rsid="0019e799" officeooo:paragraph-rsid="0019e799" style:font-style-asian="normal" style:font-style-complex="normal"/>
    </style:style>
    <style:style style:name="P8" style:family="paragraph" style:parent-style-name="Times_20_new_20_roman">
      <style:paragraph-properties fo:text-align="justify" style:justify-single-word="false"/>
      <style:text-properties style:font-name="Times new roman" fo:font-style="normal" officeooo:rsid="001babb0" officeooo:paragraph-rsid="001a4dd8" style:font-style-asian="normal" style:font-style-complex="normal"/>
    </style:style>
    <style:style style:name="P9" style:family="paragraph" style:parent-style-name="Times_20_new_20_roman">
      <style:paragraph-properties fo:text-align="justify" style:justify-single-word="false"/>
      <style:text-properties style:font-name="Times new roman" fo:font-style="italic" style:text-underline-style="solid" style:text-underline-width="auto" style:text-underline-color="font-color" officeooo:rsid="0019e799" officeooo:paragraph-rsid="0019e799"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fo:font-style="normal" style:font-style-asian="normal" style:font-style-complex="normal"/>
    </style:style>
    <style:style style:name="T4" style:family="text">
      <style:text-properties style:font-name="Times new roman" fo:font-style="normal" officeooo:rsid="001a4dd8" style:font-style-asian="normal" style:font-style-complex="normal"/>
    </style:style>
    <style:style style:name="T5" style:family="text">
      <style:text-properties style:font-name="Times new roman" fo:font-style="normal" officeooo:rsid="001babb0" style:font-style-asian="normal" style:font-style-complex="normal"/>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officeooo:rsid="001babb0" style:font-style-asian="italic" style:font-style-complex="italic"/>
    </style:style>
    <style:style style:name="T8" style:family="text">
      <style:text-properties style:font-name="Times new roman" fo:font-style="italic" officeooo:rsid="001a4dd8" style:font-style-asian="italic" style:font-style-complex="italic"/>
    </style:style>
    <style:style style:name="T9" style:family="text">
      <style:text-properties fo:color="#00a933" style:font-name="Times new roman" fo:font-style="italic" officeooo:rsid="001babb0" style:font-style-asian="italic" style:font-style-complex="italic"/>
    </style:style>
    <style:style style:name="T10" style:family="text">
      <style:text-properties fo:color="#00a933" style:font-name="Times new roman" fo:font-style="italic" officeooo:rsid="001a4dd8"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NA Motif Locator - Writeup</text:p>
      <text:p text:style-name="P4"/>
      <text:p text:style-name="P3">Purpose of this programme:</text:p>
      <text:p text:style-name="P1">The purpose of this programme is to enter a target sequence (<text:span text:style-name="T1">s)</text:span><text:span text:style-name="T2">, and find whether it contains a query sequence (</text:span><text:span text:style-name="T1">t</text:span><text:span text:style-name="T2">). If the target sequence does indeed contain the query sequence, it returns the positions at which they are found.</text:span></text:p>
      <text:p text:style-name="P7"/>
      <text:p text:style-name="P3">What is the biological significance of this programme?:</text:p>
      <text:p text:style-name="P7">With the rise of genetic testing for particular genes, being able to locate a nucleotide sequence of interest within the target sequence (an individuals DNA) can be used to identify whether an individual is predisposed to a disease.</text:p>
      <text:p text:style-name="P7">There are additional uses too. For example, in protein research there might be a recurring sequence which dictates a particular fold to occur. This sequence of interest could be searched for in a target sequence to see whether this sequence is found; which permits the prediction of the structure of the unknown protein.</text:p>
      <text:p text:style-name="P7">The examples listed here are not exhaustive, and there are many applications for such a tool in the bioinformatics field.</text:p>
      <text:p text:style-name="P7"/>
      <text:p text:style-name="P3">How did I go about solving this problem?:</text:p>
      <text:p text:style-name="P5"><text:span text:style-name="T3">My initial approach, as an experiment, was to use the </text:span><text:span text:style-name="T6">.find()</text:span><text:span text:style-name="T3"> command to search for the query sequence in the target sequence. However, this was not a viable solution because if there was any overlap between the same motif (e.g target sequence = ATATAT, query sequence = ATAT) a position of one of the motifs would be lost.</text:span></text:p>
      <text:p text:style-name="P5"><text:span text:style-name="T3">My second approach incorporated string </text:span><text:span text:style-name="T4">division, where the target and query sequences were broken down into single nucleotides and compared to each other. This solution also came with many problems. One of which was the inability to scale this solution, at least in an easy to understand and computationally efficient manner to find ‘chunks’ of the query within the target because they are being read nucleotide-by-nucleotide. A possible workaround could be to instead divide the target into segments that are of equal length to the query, and shift this frame by a single position to identify a match. However, the solution I found appears to be much simpler.</text:span></text:p>
      <text:p text:style-name="P6"><text:span text:style-name="T4">Instead of segmenting the target, and pulling the segment out for comparison, my solution was to simply use an index. The index </text:span><text:span text:style-name="T5">of </text:span><text:span text:style-name="T7">s </text:span><text:span text:style-name="T8">would</text:span><text:span text:style-name="T4"> start at 0 (</text:span><text:span text:style-name="T10">start = 0</text:span><text:span text:style-name="T8">)</text:span><text:span text:style-name="T4">, </text:span><text:span text:style-name="T5">until it reaches a length equal to the length of the query ( </text:span><text:span text:style-name="T9">[start : (start + len(t))]</text:span><text:span text:style-name="T5"> where </text:span><text:span text:style-name="T7">t</text:span><text:span text:style-name="T5"> is the query string). This is a very simple method to divide the target sequence into smaller strings that can be directly compared to the query sequence. The </text:span><text:span text:style-name="T7">frame</text:span><text:span text:style-name="T5"> is then shifted one position along the target sequence with each loop by adding 1 to the variable </text:span><text:span text:style-name="T7">start</text:span><text:span text:style-name="T5"> after each cycle (</text:span><text:span text:style-name="T9">start += 1</text:span><text:span text:style-name="T7">). If a match is found ( </text:span><text:span text:style-name="T9">t == s_unit </text:span><text:span text:style-name="T5">), then the position of the motif, which is at the same position as </text:span><text:span text:style-name="T7">start, </text:span><text:span text:style-name="T5">is saved in </text:span><text:span text:style-name="T7">matching_positions</text:span><text:span text:style-name="T5">.</text:span></text:p>
      <text:p text:style-name="P8"/>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mes_20_new_20_roman" style:display-name="Times new roman" style:family="paragraph" style:parent-style-name="Standard"/>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8:51:52.469743605</meta:creation-date>
    <dc:date>2021-08-14T19:23:51.514185096</dc:date>
    <meta:editing-duration>PT10M48S</meta:editing-duration>
    <meta:editing-cycles>2</meta:editing-cycles>
    <meta:generator>LibreOffice/6.4.7.2$Linux_X86_64 LibreOffice_project/40$Build-2</meta:generator>
    <meta:document-statistic meta:table-count="0" meta:image-count="0" meta:object-count="0" meta:page-count="1" meta:paragraph-count="11" meta:word-count="475" meta:character-count="2732" meta:non-whitespace-character-count="2268"/>
  </office:meta>
</office:document-meta>
</file>